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paragraph-rsid="0014d0ab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2pt" officeooo:rsid="001877d3" officeooo:paragraph-rsid="001877d3" style:font-size-asian="12pt" style:font-size-complex="12pt"/>
    </style:style>
    <style:style style:name="T1" style:family="text">
      <style:text-properties officeooo:rsid="0014d0ab"/>
    </style:style>
    <style:style style:name="T2" style:family="text">
      <style:text-properties fo:font-weight="normal" officeooo:rsid="0014d0a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segundo trabalho da disciplina de inteligência Artificial </text:p>
      <text:p text:style-name="P1"/>
      <text:p text:style-name="P2"/>
      <text:p text:style-name="P3"><text:span text:style-name="T2">Sobre a busca t</text:span>êmpera Simulada: <text:span text:style-name="T1">Achamos sua implementação bem similar as anteriores, logo não tivemos nenhum problema na sua criação, conseguimos assim de primeira fazer o código funcionar da maneira esperada. Na verificação, rodamos com 5, 8, 10 e 12 enfermeiros, entrando com estados iniciais passado pelo usuário e aleatórios. Os estados iniciais passados pelo usuário foram somente 0’s (zeros) ou somente 1’s (uns), tendo uma media de avalização boa quando comparados as buscas dos trabalhos anteriores.</text:span>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Estado inicial somente com 0’s</text:p>
          </table:table-cell>
          <table:table-cell table:style-name="Tabela1.B1" office:value-type="string">
            <text:p text:style-name="P6">Estado inicial somente com 1’s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10 enfermeiros</text:p>
            <text:p text:style-name="P6"/>
            <text:p text:style-name="P4">Melhor Solução encontrada:</text:p>
            <text:p text:style-name="P4">|1|0|0|0|0|0|1|0|1|0|0|0|0|1|0|0|0|0|0|1|0|</text:p>
            <text:p text:style-name="P4">|0|0|0|0|0|1|0|0|0|1|0|0|0|0|0|1|1|0|0|0|1|</text:p>
            <text:p text:style-name="P4">|0|0|1|0|0|1|0|1|1|1|0|0|0|0|1|0|0|0|0|0|1|</text:p>
            <text:p text:style-name="P4">|0|0|0|0|0|0|0|0|0|0|0|0|1|1|0|0|1|1|0|1|0|</text:p>
            <text:p text:style-name="P4">|0|0|1|1|0|0|1|0|0|0|0|1|0|0|0|0|0|0|1|0|0|</text:p>
            <text:p text:style-name="P4">|0|0|0|0|1|1|0|1|0|1|1|0|0|0|0|0|0|0|0|0|0|</text:p>
            <text:p text:style-name="P4">|1|1|0|0|1|0|0|1|1|0|1|0|1|0|0|1|1|0|0|1|0|</text:p>
            <text:p text:style-name="P4">|0|1|0|0|0|0|0|0|1|0|0|0|0|0|1|0|0|1|1|0|0|</text:p>
            <text:p text:style-name="P4">|0|0|0|1|1|0|0|0|0|0|0|1|0|0|1|0|0|0|1|0|0|</text:p>
            <text:p text:style-name="P4">|0|0|1|0|0|0|0|0|1|0|1|1|1|0|0|0|0|0|0|0|0|</text:p>
            <text:p text:style-name="P4">Temperatura: 1</text:p>
            <text:p text:style-name="P4">Avaliação: 11</text:p>
          </table:table-cell>
          <table:table-cell table:style-name="Tabela1.B2" office:value-type="string">
            <text:p text:style-name="P6">10 enfermeiros</text:p>
            <text:p text:style-name="P4"/>
            <text:p text:style-name="P4">Melhor Solução encontrada:</text:p>
            <text:p text:style-name="P4">|1|1|0|1|0|1|0|1|1|0|1|0|0|1|1|0|1|1|0|0|0|</text:p>
            <text:p text:style-name="P4">|0|1|1|0|0|1|0|1|1|1|0|0|1|1|0|0|1|0|0|1|0|</text:p>
            <text:p text:style-name="P4">|0|1|1|0|1|1|1|0|0|1|0|1|0|1|0|0|1|1|0|1|0|</text:p>
            <text:p text:style-name="P4">|1|1|0|1|1|1|0|1|0|1|0|0|0|1|0|0|0|1|1|1|0|</text:p>
            <text:p text:style-name="P4">|0|1|1|1|0|0|1|0|1|0|1|0|1|1|0|1|1|0|1|1|0|</text:p>
            <text:p text:style-name="P4">|0|1|1|1|0|1|0|1|1|1|0|0|1|1|1|0|0|1|0|1|1|</text:p>
            <text:p text:style-name="P4">|0|0|1|0|1|0|0|1|1|0|1|0|1|0|0|0|1|1|0|1|1|</text:p>
            <text:p text:style-name="P4">|1|0|1|0|0|1|0|0|1|1|1|1|1|1|0|0|0|1|0|0|0|</text:p>
            <text:p text:style-name="P4">|0|1|0|0|1|0|1|1|1|1|1|1|1|1|1|1|1|1|1|1|1|</text:p>
            <text:p text:style-name="P4">|1|1|1|1|1|1|1|1|1|1|0|1|1|1|1|1|1|1|1|1|1|</text:p>
            <text:p text:style-name="P4">Temperatura: 1</text:p>
            <text:p text:style-name="P4">Avaliação: 37</text:p>
          </table:table-cell>
        </table:table-row>
        <table:table-row>
          <table:table-cell table:style-name="Tabela1.A2" office:value-type="string">
            <text:p text:style-name="P6">12 enfermeiros</text:p>
            <text:p text:style-name="P6"/>
            <text:p text:style-name="P6">Melhor Solução encontrada:</text:p>
            <text:p text:style-name="P6">|0|0|1|0|1|1|1|0|1|0|0|1|1|0|1|1|0|0|0|0|1|</text:p>
            <text:p text:style-name="P6">|0|1|1|1|0|0|0|0|0|1|1|0|0|0|0|0|0|0|0|0|0|</text:p>
            <text:p text:style-name="P6">|0|0|0|0|0|0|1|1|1|0|0|0|0|1|0|0|1|0|0|0|0|</text:p>
            <text:p text:style-name="P6">|1|1|1|0|0|0|0|0|0|0|0|1|0|0|0|0|0|0|0|1|0|</text:p>
            <text:p text:style-name="P6">|0|0|0|0|0|0|1|1|0|0|0|0|0|1|0|0|0|0|1|0|1|</text:p>
            <text:p text:style-name="P6">|0|0|0|1|0|0|0|0|0|1|0|1|0|0|1|0|0|1|0|0|0|</text:p>
            <text:p text:style-name="P6">|0|0|1|0|0|0|0|0|0|1|1|0|1|1|0|0|0|1|1|0|0|</text:p>
            <text:p text:style-name="P6">|0|0|0|0|0|1|0|1|0|0|0|0|1|0|0|1|0|0|0|1|0|</text:p>
            <text:p text:style-name="P6">|0|0|1|0|1|0|0|0|0|0|1|0|0|0|0|0|1|0|1|0|0|</text:p>
            <text:p text:style-name="P6">|0|0|0|1|0|1|0|0|0|0|0|0|0|1|0|0|0|1|0|1|0|</text:p>
            <text:p text:style-name="P6">|0|0|0|0|0|0|0|0|0|0|0|0|0|0|0|0|0|0|0|0|0|</text:p>
            <text:p text:style-name="P6">|0|0|0|0|0|0|0|0|0|0|0|0|0|0|0|0|0|0|0|0|0|</text:p>
            <text:p text:style-name="P6">Temperatura: 1</text:p>
            <text:p text:style-name="P6">Avaliação: 17</text:p>
          </table:table-cell>
          <table:table-cell table:style-name="Tabela1.B2" office:value-type="string">
            <text:p text:style-name="P6">12 enfermeiros</text:p>
            <text:p text:style-name="P4"/>
            <text:p text:style-name="P4">Melhor Solução encontrada:</text:p>
            <text:p text:style-name="P4">|1|1|0|1|1|0|1|1|1|0|0|0|1|0|0|1|1|1|0|1|1|</text:p>
            <text:p text:style-name="P4">|1|0|1|1|1|0|1|1|1|0|1|1|0|1|1|1|1|1|1|1|0|</text:p>
            <text:p text:style-name="P4">|1|1|0|1|1|1|0|1|0|1|1|1|1|1|0|0|1|0|0|1|1|</text:p>
            <text:p text:style-name="P4">|0|1|0|1|1|1|0|1|1|1|0|0|1|1|1|0|1|1|1|1|1|</text:p>
            <text:p text:style-name="P4">|1|1|1|1|0|1|0|1|1|1|1|1|1|1|0|1|1|1|1|1|1|</text:p>
            <text:p text:style-name="P4">|1|1|1|1|1|1|1|0|0|1|0|1|0|1|1|1|0|1|1|1|1|</text:p>
            <text:p text:style-name="P4">|1|1|1|1|1|1|1|1|1|1|1|1|1|1|1|1|1|1|1|1|1|</text:p>
            <text:p text:style-name="P4">|1|1|1|1|1|1|1|1|1|1|1|1|1|1|1|1|1|1|1|1|1|</text:p>
            <text:p text:style-name="P4">|1|1|1|1|1|1|1|1|1|1|1|1|1|1|1|1|1|1|1|1|1|</text:p>
            <text:p text:style-name="P4">|1|1|1|1|1|1|1|1|1|1|1|1|1|1|1|1|1|1|1|1|1|</text:p>
            <text:p text:style-name="P4">|1|1|1|1|1|1|1|1|1|1|1|1|1|1|1|1|1|1|1|1|1|</text:p>
            <text:p text:style-name="P4">|1|1|1|1|1|1|1|1|1|1|1|1|1|1|1|1|1|1|1|1|1|</text:p>
            <text:p text:style-name="P4">Temperatura: 1</text:p>
            <text:p text:style-name="P4">Avaliação: 41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1:11:52.453263498</meta:creation-date>
    <dc:date>2019-12-01T11:55:23.259354990</dc:date>
    <meta:editing-duration>PT10M3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64" meta:word-count="176" meta:character-count="2798" meta:non-whitespace-character-count="2685"/>
  </office:meta>
</office:document-meta>
</file>